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4.57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A2]*[.B2]" table:style-name="ce1">
            <text:p>1</text:p>
          </table:table-cell>
          <table:table-cell office:value-type="float" office:value="3" table:formula="of:=SUM([.A2:.C2])" table:style-name="ce1">
            <text:p>3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A3]*[.B3]" table:style-name="ce1">
            <text:p>4</text:p>
          </table:table-cell>
          <table:table-cell office:value-type="float" office:value="8" table:formula="of:=SUM([.A3:.C3])" table:style-name="ce1">
            <text:p>8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вторник</text:p>
          </table:table-cell>
          <table:covered-table-cell/>
          <table:covered-table-cell/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[.A4]*[.B4]" table:style-name="ce1">
            <text:p>9</text:p>
          </table:table-cell>
          <table:table-cell office:value-type="float" office:value="15" table:formula="of:=SUM([.A4:.C4])" table:style-name="ce1">
            <text:p>15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8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6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" table:formula="of:=[.A5]*[.B5]" table:style-name="ce1">
            <text:p>16</text:p>
          </table:table-cell>
          <table:table-cell office:value-type="float" office:value="24" table:formula="of:=SUM([.A5:.C5])" table:style-name="ce1">
            <text:p>24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среда</text:p>
          </table:table-cell>
          <table:table-cell table:number-columns-repeated="8" table:style-name="ce1"/>
          <table:covered-table-cell/>
          <table:covered-table-cell/>
          <table:table-cell table:number-columns-repeated="1636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5" table:formula="of:=[.A6]*[.B6]" table:style-name="ce1">
            <text:p>25</text:p>
          </table:table-cell>
          <table:table-cell office:value-type="float" office:value="35" table:formula="of:=SUM([.A6:.C6])" table:style-name="ce1">
            <text:p>35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6" table:formula="of:=[.A7]*[.B7]" table:style-name="ce1">
            <text:p>36</text:p>
          </table:table-cell>
          <table:table-cell office:value-type="float" office:value="48" table:formula="of:=SUM([.A7:.C7])" table:style-name="ce1">
            <text:p>48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четверг</text:p>
          </table:table-cell>
          <table:table-cell table:number-columns-repeated="2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9" table:formula="of:=[.A8]*[.B8]" table:style-name="ce1">
            <text:p>49</text:p>
          </table:table-cell>
          <table:table-cell office:value-type="float" office:value="63" table:formula="of:=SUM([.A8:.C8])" table:style-name="ce1">
            <text:p>63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2" table:style-name="ce1"/>
          <table:covered-table-cell/>
          <table:covered-table-cell/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4" table:formula="of:=[.A9]*[.B9]" table:style-name="ce1">
            <text:p>64</text:p>
          </table:table-cell>
          <table:table-cell office:value-type="float" office:value="80" table:formula="of:=SUM([.A9:.C9])" table:style-name="ce1">
            <text:p>80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пятница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1" table:formula="of:=[.A10]*[.B10]" table:style-name="ce1">
            <text:p>81</text:p>
          </table:table-cell>
          <table:table-cell office:value-type="float" office:value="99" table:formula="of:=SUM([.A10:.C10])" table:style-name="ce1">
            <text:p>99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" table:formula="of:=[.A11]*[.B11]" table:style-name="ce1">
            <text:p>100</text:p>
          </table:table-cell>
          <table:table-cell office:value-type="float" office:value="120" table:formula="of:=SUM([.A11:.C11])" table:style-name="ce1">
            <text:p>120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суббота</text:p>
          </table:table-cell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7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21" table:formula="of:=[.A12]*[.B12]" table:style-name="ce1">
            <text:p>121</text:p>
          </table:table-cell>
          <table:table-cell office:value-type="float" office:value="143" table:formula="of:=SUM([.A12:.C12])" table:style-name="ce1">
            <text:p>143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4" table:style-name="ce1"/>
          <table:covered-table-cell/>
          <table:covered-table-cell/>
          <table:table-cell table:number-columns-repeated="1637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4" table:formula="of:=[.A13]*[.B13]" table:style-name="ce1">
            <text:p>144</text:p>
          </table:table-cell>
          <table:table-cell office:value-type="float" office:value="168" table:formula="of:=SUM([.A13:.C13])" table:style-name="ce1">
            <text:p>168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воскресенье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69" table:formula="of:=[.A14]*[.B14]" table:style-name="ce1">
            <text:p>169</text:p>
          </table:table-cell>
          <table:table-cell office:value-type="float" office:value="195" table:formula="of:=SUM([.A14:.C14])" table:style-name="ce1">
            <text:p>195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96" table:formula="of:=[.A15]*[.B15]" table:style-name="ce1">
            <text:p>196</text:p>
          </table:table-cell>
          <table:table-cell office:value-type="float" office:value="224" table:formula="of:=SUM([.A15:.C15])" table:style-name="ce1">
            <text:p>224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понед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25" table:formula="of:=[.A16]*[.B16]" table:style-name="ce1">
            <text:p>225</text:p>
          </table:table-cell>
          <table:table-cell office:value-type="float" office:value="255" table:formula="of:=SUM([.A16:.C16])" table:style-name="ce1">
            <text:p>255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56" table:formula="of:=[.A17]*[.B17]" table:style-name="ce1">
            <text:p>256</text:p>
          </table:table-cell>
          <table:table-cell office:value-type="float" office:value="288" table:formula="of:=SUM([.A17:.C17])" table:style-name="ce1">
            <text:p>288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вторник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89" table:formula="of:=[.A18]*[.B18]" table:style-name="ce1">
            <text:p>289</text:p>
          </table:table-cell>
          <table:table-cell office:value-type="float" office:value="323" table:formula="of:=SUM([.A18:.C18])" table:style-name="ce1">
            <text:p>323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covered-table-cell/>
          <table:covered-table-cell/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324" table:formula="of:=[.A19]*[.B19]" table:style-name="ce1">
            <text:p>324</text:p>
          </table:table-cell>
          <table:table-cell office:value-type="float" office:value="360" table:formula="of:=SUM([.A19:.C19])" table:style-name="ce1">
            <text:p>360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среда</text:p>
          </table:table-cell>
          <table:table-cell table:number-columns-repeated="6" table:style-name="ce1"/>
          <table:covered-table-cell/>
          <table:covered-table-cell/>
          <table:table-cell table:number-columns-repeated="1637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61" table:formula="of:=[.A20]*[.B20]" table:style-name="ce1">
            <text:p>361</text:p>
          </table:table-cell>
          <table:table-cell office:value-type="float" office:value="399" table:formula="of:=SUM([.A20:.C20])" table:style-name="ce1">
            <text:p>399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00" table:formula="of:=[.A21]*[.B21]" table:style-name="ce1">
            <text:p>400</text:p>
          </table:table-cell>
          <table:table-cell office:value-type="float" office:value="440" table:formula="of:=SUM([.A21:.C21])" table:style-name="ce1">
            <text:p>440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четверг</text:p>
          </table:table-cell>
          <table:table-cell table:number-columns-repeated="1637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441" table:formula="of:=[.A22]*[.B22]" table:style-name="ce1">
            <text:p>441</text:p>
          </table:table-cell>
          <table:table-cell office:value-type="float" office:value="483" table:formula="of:=SUM([.A22:.C22])" table:style-name="ce1">
            <text:p>483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84" table:formula="of:=[.A23]*[.B23]" table:style-name="ce1">
            <text:p>484</text:p>
          </table:table-cell>
          <table:table-cell office:value-type="float" office:value="528" table:formula="of:=SUM([.A23:.C23])" table:style-name="ce1">
            <text:p>528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пятница</text:p>
          </table:table-cell>
          <table:table-cell table:number-columns-repeated="1637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29" table:formula="of:=[.A24]*[.B24]" table:style-name="ce1">
            <text:p>529</text:p>
          </table:table-cell>
          <table:table-cell office:value-type="float" office:value="575" table:formula="of:=SUM([.A24:.C24])" table:style-name="ce1">
            <text:p>575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576" table:formula="of:=[.A25]*[.B25]" table:style-name="ce1">
            <text:p>576</text:p>
          </table:table-cell>
          <table:table-cell office:value-type="float" office:value="624" table:formula="of:=SUM([.A25:.C25])" table:style-name="ce1">
            <text:p>624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суббота</text:p>
          </table:table-cell>
          <table:table-cell table:number-columns-repeated="1637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625" table:formula="of:=[.A26]*[.B26]" table:style-name="ce1">
            <text:p>625</text:p>
          </table:table-cell>
          <table:table-cell office:value-type="float" office:value="675" table:formula="of:=SUM([.A26:.C26])" table:style-name="ce1">
            <text:p>675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676" table:formula="of:=[.A27]*[.B27]" table:style-name="ce1">
            <text:p>676</text:p>
          </table:table-cell>
          <table:table-cell office:value-type="float" office:value="728" table:formula="of:=SUM([.A27:.C27])" table:style-name="ce1">
            <text:p>728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воскресенье</text:p>
          </table:table-cell>
          <table:table-cell table:number-columns-repeated="1637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729" table:formula="of:=[.A28]*[.B28]" table:style-name="ce1">
            <text:p>729</text:p>
          </table:table-cell>
          <table:table-cell office:value-type="float" office:value="783" table:formula="of:=SUM([.A28:.C28])" table:style-name="ce1">
            <text:p>783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784" table:formula="of:=[.A29]*[.B29]" table:style-name="ce1">
            <text:p>784</text:p>
          </table:table-cell>
          <table:table-cell office:value-type="float" office:value="840" table:formula="of:=SUM([.A29:.C29])" table:style-name="ce1">
            <text:p>840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понед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841" table:formula="of:=[.A30]*[.B30]" table:style-name="ce1">
            <text:p>841</text:p>
          </table:table-cell>
          <table:table-cell office:value-type="float" office:value="899" table:formula="of:=SUM([.A30:.C30])" table:style-name="ce1">
            <text:p>899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637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900" table:formula="of:=[.A31]*[.B31]" table:style-name="ce1">
            <text:p>900</text:p>
          </table:table-cell>
          <table:table-cell office:value-type="float" office:value="960" table:formula="of:=SUM([.A31:.C31])" table:style-name="ce1">
            <text:p>960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вторник</text:p>
          </table:table-cell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My_parent's_accounting" table:style-name="ta2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table:number-columns-repeated="4" table:style-name="ce1"/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table:number-columns-repeated="1635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A2]*[.B2]" table:style-name="ce1">
            <text:p>1</text:p>
          </table:table-cell>
          <table:table-cell office:value-type="float" office:value="3" table:formula="of:=SUM([.A2:.C2])" table:style-name="ce1">
            <text:p>3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Q2]*[.R2]" table:style-name="ce1">
            <text:p>1</text:p>
          </table:table-cell>
          <table:table-cell office:value-type="float" office:value="3" table:formula="of:=SUM([.Q2:.S2])" table:style-name="ce1">
            <text:p>3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6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A3]*[.B3]" table:style-name="ce1">
            <text:p>4</text:p>
          </table:table-cell>
          <table:table-cell office:value-type="float" office:value="8" table:formula="of:=SUM([.A3:.C3])" table:style-name="ce1">
            <text:p>8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вторник</text:p>
          </table:table-cell>
          <table:covered-table-cell/>
          <table:covered-table-cell/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Q3]*[.R3]" table:style-name="ce1">
            <text:p>4</text:p>
          </table:table-cell>
          <table:table-cell office:value-type="float" office:value="8" table:formula="of:=SUM([.Q3:.S3])" table:style-name="ce1">
            <text:p>8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среда</text:p>
          </table:table-cell>
          <table:covered-table-cell/>
          <table:covered-table-cell/>
          <table:table-cell table:number-columns-repeated="1636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[.A4]*[.B4]" table:style-name="ce1">
            <text:p>9</text:p>
          </table:table-cell>
          <table:table-cell office:value-type="float" office:value="15" table:formula="of:=SUM([.A4:.C4])" table:style-name="ce1">
            <text:p>15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8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[.Q4]*[.R4]" table:style-name="ce1">
            <text:p>9</text:p>
          </table:table-cell>
          <table:table-cell office:value-type="float" office:value="15" table:formula="of:=SUM([.Q4:.S4])" table:style-name="ce1">
            <text:p>15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8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" table:formula="of:=[.A5]*[.B5]" table:style-name="ce1">
            <text:p>16</text:p>
          </table:table-cell>
          <table:table-cell office:value-type="float" office:value="24" table:formula="of:=SUM([.A5:.C5])" table:style-name="ce1">
            <text:p>24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среда</text:p>
          </table:table-cell>
          <table:table-cell table:number-columns-repeated="8" table:style-name="ce1"/>
          <table:covered-table-cell/>
          <table:covered-table-cell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" table:formula="of:=[.Q5]*[.R5]" table:style-name="ce1">
            <text:p>16</text:p>
          </table:table-cell>
          <table:table-cell office:value-type="float" office:value="24" table:formula="of:=SUM([.Q5:.S5])" table:style-name="ce1">
            <text:p>24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четверг</text:p>
          </table:table-cell>
          <table:table-cell table:number-columns-repeated="8" table:style-name="ce1"/>
          <table:covered-table-cell/>
          <table:covered-table-cell/>
          <table:table-cell table:number-columns-repeated="1635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5" table:formula="of:=[.A6]*[.B6]" table:style-name="ce1">
            <text:p>25</text:p>
          </table:table-cell>
          <table:table-cell office:value-type="float" office:value="35" table:formula="of:=SUM([.A6:.C6])" table:style-name="ce1">
            <text:p>35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5" table:formula="of:=[.Q6]*[.R6]" table:style-name="ce1">
            <text:p>25</text:p>
          </table:table-cell>
          <table:table-cell office:value-type="float" office:value="35" table:formula="of:=SUM([.Q6:.S6])" table:style-name="ce1">
            <text:p>35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6" table:formula="of:=[.A7]*[.B7]" table:style-name="ce1">
            <text:p>36</text:p>
          </table:table-cell>
          <table:table-cell office:value-type="float" office:value="48" table:formula="of:=SUM([.A7:.C7])" table:style-name="ce1">
            <text:p>48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четверг</text:p>
          </table:table-cell>
          <table:table-cell table:number-columns-repeated="2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6"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6" table:formula="of:=[.Q7]*[.R7]" table:style-name="ce1">
            <text:p>36</text:p>
          </table:table-cell>
          <table:table-cell office:value-type="float" office:value="48" table:formula="of:=SUM([.Q7:.S7])" table:style-name="ce1">
            <text:p>48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пятница</text:p>
          </table:table-cell>
          <table:table-cell table:number-columns-repeated="2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9" table:formula="of:=[.A8]*[.B8]" table:style-name="ce1">
            <text:p>49</text:p>
          </table:table-cell>
          <table:table-cell office:value-type="float" office:value="63" table:formula="of:=SUM([.A8:.C8])" table:style-name="ce1">
            <text:p>63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2" table:style-name="ce1"/>
          <table:covered-table-cell/>
          <table:covered-table-cell/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9" table:formula="of:=[.Q8]*[.R8]" table:style-name="ce1">
            <text:p>49</text:p>
          </table:table-cell>
          <table:table-cell office:value-type="float" office:value="63" table:formula="of:=SUM([.Q8:.S8])" table:style-name="ce1">
            <text:p>63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2" table:style-name="ce1"/>
          <table:covered-table-cell/>
          <table:covered-table-cell/>
          <table:table-cell table:number-columns-repeated="1635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4" table:formula="of:=[.A9]*[.B9]" table:style-name="ce1">
            <text:p>64</text:p>
          </table:table-cell>
          <table:table-cell office:value-type="float" office:value="80" table:formula="of:=SUM([.A9:.C9])" table:style-name="ce1">
            <text:p>80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пятница</text:p>
          </table:table-cell>
          <table:table-cell table:number-columns-repeated="10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4" table:formula="of:=[.Q9]*[.R9]" table:style-name="ce1">
            <text:p>64</text:p>
          </table:table-cell>
          <table:table-cell office:value-type="float" office:value="80" table:formula="of:=SUM([.Q9:.S9])" table:style-name="ce1">
            <text:p>80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суббота</text:p>
          </table:table-cell>
          <table:table-cell table:number-columns-repeated="1636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1" table:formula="of:=[.A10]*[.B10]" table:style-name="ce1">
            <text:p>81</text:p>
          </table:table-cell>
          <table:table-cell office:value-type="float" office:value="99" table:formula="of:=SUM([.A10:.C10])" table:style-name="ce1">
            <text:p>99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1" table:formula="of:=[.Q10]*[.R10]" table:style-name="ce1">
            <text:p>81</text:p>
          </table:table-cell>
          <table:table-cell office:value-type="float" office:value="99" table:formula="of:=SUM([.Q10:.S10])" table:style-name="ce1">
            <text:p>99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" table:formula="of:=[.A11]*[.B11]" table:style-name="ce1">
            <text:p>100</text:p>
          </table:table-cell>
          <table:table-cell office:value-type="float" office:value="120" table:formula="of:=SUM([.A11:.C11])" table:style-name="ce1">
            <text:p>120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суббота</text:p>
          </table:table-cell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" table:formula="of:=[.Q11]*[.R11]" table:style-name="ce1">
            <text:p>100</text:p>
          </table:table-cell>
          <table:table-cell office:value-type="float" office:value="120" table:formula="of:=SUM([.Q11:.S11])" table:style-name="ce1">
            <text:p>120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воскресенье</text:p>
          </table:table-cell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21" table:formula="of:=[.A12]*[.B12]" table:style-name="ce1">
            <text:p>121</text:p>
          </table:table-cell>
          <table:table-cell office:value-type="float" office:value="143" table:formula="of:=SUM([.A12:.C12])" table:style-name="ce1">
            <text:p>143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4" table:style-name="ce1"/>
          <table:covered-table-cell/>
          <table:covered-table-cell/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21" table:formula="of:=[.Q12]*[.R12]" table:style-name="ce1">
            <text:p>121</text:p>
          </table:table-cell>
          <table:table-cell office:value-type="float" office:value="143" table:formula="of:=SUM([.Q12:.S12])" table:style-name="ce1">
            <text:p>143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4" table:style-name="ce1"/>
          <table:covered-table-cell/>
          <table:covered-table-cell/>
          <table:table-cell table:number-columns-repeated="1635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4" table:formula="of:=[.A13]*[.B13]" table:style-name="ce1">
            <text:p>144</text:p>
          </table:table-cell>
          <table:table-cell office:value-type="float" office:value="168" table:formula="of:=SUM([.A13:.C13])" table:style-name="ce1">
            <text:p>168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воскресенье</text:p>
          </table:table-cell>
          <table:table-cell table:number-columns-repeated="10" table:style-name="ce1"/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4" table:formula="of:=[.Q13]*[.R13]" table:style-name="ce1">
            <text:p>144</text:p>
          </table:table-cell>
          <table:table-cell office:value-type="float" office:value="168" table:formula="of:=SUM([.Q13:.S13])" table:style-name="ce1">
            <text:p>168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понед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69" table:formula="of:=[.A14]*[.B14]" table:style-name="ce1">
            <text:p>169</text:p>
          </table:table-cell>
          <table:table-cell office:value-type="float" office:value="195" table:formula="of:=SUM([.A14:.C14])" table:style-name="ce1">
            <text:p>195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69" table:formula="of:=[.Q14]*[.R14]" table:style-name="ce1">
            <text:p>169</text:p>
          </table:table-cell>
          <table:table-cell office:value-type="float" office:value="195" table:formula="of:=SUM([.Q14:.S14])" table:style-name="ce1">
            <text:p>195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96" table:formula="of:=[.A15]*[.B15]" table:style-name="ce1">
            <text:p>196</text:p>
          </table:table-cell>
          <table:table-cell office:value-type="float" office:value="224" table:formula="of:=SUM([.A15:.C15])" table:style-name="ce1">
            <text:p>224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понедельник</text:p>
          </table:table-cell>
          <table:table-cell table:number-columns-repeated="10"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96" table:formula="of:=[.Q15]*[.R15]" table:style-name="ce1">
            <text:p>196</text:p>
          </table:table-cell>
          <table:table-cell office:value-type="float" office:value="224" table:formula="of:=SUM([.Q15:.S15])" table:style-name="ce1">
            <text:p>224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втор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25" table:formula="of:=[.A16]*[.B16]" table:style-name="ce1">
            <text:p>225</text:p>
          </table:table-cell>
          <table:table-cell office:value-type="float" office:value="255" table:formula="of:=SUM([.A16:.C16])" table:style-name="ce1">
            <text:p>255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25" table:formula="of:=[.Q16]*[.R16]" table:style-name="ce1">
            <text:p>225</text:p>
          </table:table-cell>
          <table:table-cell office:value-type="float" office:value="255" table:formula="of:=SUM([.Q16:.S16])" table:style-name="ce1">
            <text:p>255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56" table:formula="of:=[.A17]*[.B17]" table:style-name="ce1">
            <text:p>256</text:p>
          </table:table-cell>
          <table:table-cell office:value-type="float" office:value="288" table:formula="of:=SUM([.A17:.C17])" table:style-name="ce1">
            <text:p>288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вторник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8" table:style-name="ce1"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56" table:formula="of:=[.Q17]*[.R17]" table:style-name="ce1">
            <text:p>256</text:p>
          </table:table-cell>
          <table:table-cell office:value-type="float" office:value="288" table:formula="of:=SUM([.Q17:.S17])" table:style-name="ce1">
            <text:p>288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среда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6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89" table:formula="of:=[.A18]*[.B18]" table:style-name="ce1">
            <text:p>289</text:p>
          </table:table-cell>
          <table:table-cell office:value-type="float" office:value="323" table:formula="of:=SUM([.A18:.C18])" table:style-name="ce1">
            <text:p>323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covered-table-cell/>
          <table:covered-table-cell/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89" table:formula="of:=[.Q18]*[.R18]" table:style-name="ce1">
            <text:p>289</text:p>
          </table:table-cell>
          <table:table-cell office:value-type="float" office:value="323" table:formula="of:=SUM([.Q18:.S18])" table:style-name="ce1">
            <text:p>323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covered-table-cell/>
          <table:covered-table-cell/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324" table:formula="of:=[.A19]*[.B19]" table:style-name="ce1">
            <text:p>324</text:p>
          </table:table-cell>
          <table:table-cell office:value-type="float" office:value="360" table:formula="of:=SUM([.A19:.C19])" table:style-name="ce1">
            <text:p>360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среда</text:p>
          </table:table-cell>
          <table:table-cell table:number-columns-repeated="6" table:style-name="ce1"/>
          <table:covered-table-cell/>
          <table:covered-table-cell/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324" table:formula="of:=[.Q19]*[.R19]" table:style-name="ce1">
            <text:p>324</text:p>
          </table:table-cell>
          <table:table-cell office:value-type="float" office:value="360" table:formula="of:=SUM([.Q19:.S19])" table:style-name="ce1">
            <text:p>360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четверг</text:p>
          </table:table-cell>
          <table:table-cell table:number-columns-repeated="6" table:style-name="ce1"/>
          <table:covered-table-cell/>
          <table:covered-table-cell/>
          <table:table-cell table:number-columns-repeated="1635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61" table:formula="of:=[.A20]*[.B20]" table:style-name="ce1">
            <text:p>361</text:p>
          </table:table-cell>
          <table:table-cell office:value-type="float" office:value="399" table:formula="of:=SUM([.A20:.C20])" table:style-name="ce1">
            <text:p>399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61" table:formula="of:=[.Q20]*[.R20]" table:style-name="ce1">
            <text:p>361</text:p>
          </table:table-cell>
          <table:table-cell office:value-type="float" office:value="399" table:formula="of:=SUM([.Q20:.S20])" table:style-name="ce1">
            <text:p>399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00" table:formula="of:=[.A21]*[.B21]" table:style-name="ce1">
            <text:p>400</text:p>
          </table:table-cell>
          <table:table-cell office:value-type="float" office:value="440" table:formula="of:=SUM([.A21:.C21])" table:style-name="ce1">
            <text:p>440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четверг</text:p>
          </table:table-cell>
          <table:table-cell table:number-columns-repeated="10"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00" table:formula="of:=[.Q21]*[.R21]" table:style-name="ce1">
            <text:p>400</text:p>
          </table:table-cell>
          <table:table-cell office:value-type="float" office:value="440" table:formula="of:=SUM([.Q21:.S21])" table:style-name="ce1">
            <text:p>440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пятница</text:p>
          </table:table-cell>
          <table:table-cell table:number-columns-repeated="1636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441" table:formula="of:=[.A22]*[.B22]" table:style-name="ce1">
            <text:p>441</text:p>
          </table:table-cell>
          <table:table-cell office:value-type="float" office:value="483" table:formula="of:=SUM([.A22:.C22])" table:style-name="ce1">
            <text:p>483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441" table:formula="of:=[.Q22]*[.R22]" table:style-name="ce1">
            <text:p>441</text:p>
          </table:table-cell>
          <table:table-cell office:value-type="float" office:value="483" table:formula="of:=SUM([.Q22:.S22])" table:style-name="ce1">
            <text:p>483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84" table:formula="of:=[.A23]*[.B23]" table:style-name="ce1">
            <text:p>484</text:p>
          </table:table-cell>
          <table:table-cell office:value-type="float" office:value="528" table:formula="of:=SUM([.A23:.C23])" table:style-name="ce1">
            <text:p>528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пятница</text:p>
          </table:table-cell>
          <table:table-cell table:number-columns-repeated="10" table:style-name="ce1"/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84" table:formula="of:=[.Q23]*[.R23]" table:style-name="ce1">
            <text:p>484</text:p>
          </table:table-cell>
          <table:table-cell office:value-type="float" office:value="528" table:formula="of:=SUM([.Q23:.S23])" table:style-name="ce1">
            <text:p>528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суббота</text:p>
          </table:table-cell>
          <table:table-cell table:number-columns-repeated="16362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29" table:formula="of:=[.A24]*[.B24]" table:style-name="ce1">
            <text:p>529</text:p>
          </table:table-cell>
          <table:table-cell office:value-type="float" office:value="575" table:formula="of:=SUM([.A24:.C24])" table:style-name="ce1">
            <text:p>575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29" table:formula="of:=[.Q24]*[.R24]" table:style-name="ce1">
            <text:p>529</text:p>
          </table:table-cell>
          <table:table-cell office:value-type="float" office:value="575" table:formula="of:=SUM([.Q24:.S24])" table:style-name="ce1">
            <text:p>575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576" table:formula="of:=[.A25]*[.B25]" table:style-name="ce1">
            <text:p>576</text:p>
          </table:table-cell>
          <table:table-cell office:value-type="float" office:value="624" table:formula="of:=SUM([.A25:.C25])" table:style-name="ce1">
            <text:p>624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суббота</text:p>
          </table:table-cell>
          <table:table-cell table:number-columns-repeated="10" table:style-name="ce1"/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576" table:formula="of:=[.Q25]*[.R25]" table:style-name="ce1">
            <text:p>576</text:p>
          </table:table-cell>
          <table:table-cell office:value-type="float" office:value="624" table:formula="of:=SUM([.Q25:.S25])" table:style-name="ce1">
            <text:p>624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воскресенье</text:p>
          </table:table-cell>
          <table:table-cell table:number-columns-repeated="1636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625" table:formula="of:=[.A26]*[.B26]" table:style-name="ce1">
            <text:p>625</text:p>
          </table:table-cell>
          <table:table-cell office:value-type="float" office:value="675" table:formula="of:=SUM([.A26:.C26])" table:style-name="ce1">
            <text:p>675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625" table:formula="of:=[.Q26]*[.R26]" table:style-name="ce1">
            <text:p>625</text:p>
          </table:table-cell>
          <table:table-cell office:value-type="float" office:value="675" table:formula="of:=SUM([.Q26:.S26])" table:style-name="ce1">
            <text:p>675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676" table:formula="of:=[.A27]*[.B27]" table:style-name="ce1">
            <text:p>676</text:p>
          </table:table-cell>
          <table:table-cell office:value-type="float" office:value="728" table:formula="of:=SUM([.A27:.C27])" table:style-name="ce1">
            <text:p>728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воскресенье</text:p>
          </table:table-cell>
          <table:table-cell table:number-columns-repeated="10" table:style-name="ce1"/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676" table:formula="of:=[.Q27]*[.R27]" table:style-name="ce1">
            <text:p>676</text:p>
          </table:table-cell>
          <table:table-cell office:value-type="float" office:value="728" table:formula="of:=SUM([.Q27:.S27])" table:style-name="ce1">
            <text:p>728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понед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729" table:formula="of:=[.A28]*[.B28]" table:style-name="ce1">
            <text:p>729</text:p>
          </table:table-cell>
          <table:table-cell office:value-type="float" office:value="783" table:formula="of:=SUM([.A28:.C28])" table:style-name="ce1">
            <text:p>783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729" table:formula="of:=[.Q28]*[.R28]" table:style-name="ce1">
            <text:p>729</text:p>
          </table:table-cell>
          <table:table-cell office:value-type="float" office:value="783" table:formula="of:=SUM([.Q28:.S28])" table:style-name="ce1">
            <text:p>783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784" table:formula="of:=[.A29]*[.B29]" table:style-name="ce1">
            <text:p>784</text:p>
          </table:table-cell>
          <table:table-cell office:value-type="float" office:value="840" table:formula="of:=SUM([.A29:.C29])" table:style-name="ce1">
            <text:p>840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понедельник</text:p>
          </table:table-cell>
          <table:table-cell table:number-columns-repeated="10" table:style-name="ce1"/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784" table:formula="of:=[.Q29]*[.R29]" table:style-name="ce1">
            <text:p>784</text:p>
          </table:table-cell>
          <table:table-cell office:value-type="float" office:value="840" table:formula="of:=SUM([.Q29:.S29])" table:style-name="ce1">
            <text:p>840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втор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841" table:formula="of:=[.A30]*[.B30]" table:style-name="ce1">
            <text:p>841</text:p>
          </table:table-cell>
          <table:table-cell office:value-type="float" office:value="899" table:formula="of:=SUM([.A30:.C30])" table:style-name="ce1">
            <text:p>899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841" table:formula="of:=[.Q30]*[.R30]" table:style-name="ce1">
            <text:p>841</text:p>
          </table:table-cell>
          <table:table-cell office:value-type="float" office:value="899" table:formula="of:=SUM([.Q30:.S30])" table:style-name="ce1">
            <text:p>899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900" table:formula="of:=[.A31]*[.B31]" table:style-name="ce1">
            <text:p>900</text:p>
          </table:table-cell>
          <table:table-cell office:value-type="float" office:value="960" table:formula="of:=SUM([.A31:.C31])" table:style-name="ce1">
            <text:p>960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вторник</text:p>
          </table:table-cell>
          <table:table-cell table:number-columns-repeated="10"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900" table:formula="of:=[.Q31]*[.R31]" table:style-name="ce1">
            <text:p>900</text:p>
          </table:table-cell>
          <table:table-cell office:value-type="float" office:value="960" table:formula="of:=SUM([.Q31:.S31])" table:style-name="ce1">
            <text:p>960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среда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table:number-columns-repeated="4" table:style-name="ce1"/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table:number-columns-repeated="16356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961" table:formula="of:=[.A33]*[.B33]" table:style-name="ce1">
            <text:p>961</text:p>
          </table:table-cell>
          <table:table-cell office:value-type="float" office:value="1023" table:formula="of:=SUM([.A33:.C33])" table:style-name="ce1">
            <text:p>1023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8" table:style-name="ce1"/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961" table:formula="of:=[.Q33]*[.R33]" table:style-name="ce1">
            <text:p>961</text:p>
          </table:table-cell>
          <table:table-cell office:value-type="float" office:value="1023" table:formula="of:=SUM([.Q33:.S33])" table:style-name="ce1">
            <text:p>1023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6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024" table:formula="of:=[.A34]*[.B34]" table:style-name="ce1">
            <text:p>1024</text:p>
          </table:table-cell>
          <table:table-cell office:value-type="float" office:value="1088" table:formula="of:=SUM([.A34:.C34])" table:style-name="ce1">
            <text:p>1088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среда</text:p>
          </table:table-cell>
          <table:covered-table-cell/>
          <table:covered-table-cell/>
          <table:table-cell table:number-columns-repeated="8" table:style-name="ce1"/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024" table:formula="of:=[.Q34]*[.R34]" table:style-name="ce1">
            <text:p>1024</text:p>
          </table:table-cell>
          <table:table-cell office:value-type="float" office:value="1088" table:formula="of:=SUM([.Q34:.S34])" table:style-name="ce1">
            <text:p>1088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четверг</text:p>
          </table:table-cell>
          <table:covered-table-cell/>
          <table:covered-table-cell/>
          <table:table-cell table:number-columns-repeated="16360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089" table:formula="of:=[.A35]*[.B35]" table:style-name="ce1">
            <text:p>1089</text:p>
          </table:table-cell>
          <table:table-cell office:value-type="float" office:value="1155" table:formula="of:=SUM([.A35:.C35])" table:style-name="ce1">
            <text:p>1155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8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089" table:formula="of:=[.Q35]*[.R35]" table:style-name="ce1">
            <text:p>1089</text:p>
          </table:table-cell>
          <table:table-cell office:value-type="float" office:value="1155" table:formula="of:=SUM([.Q35:.S35])" table:style-name="ce1">
            <text:p>1155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8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156" table:formula="of:=[.A36]*[.B36]" table:style-name="ce1">
            <text:p>1156</text:p>
          </table:table-cell>
          <table:table-cell office:value-type="float" office:value="1224" table:formula="of:=SUM([.A36:.C36])" table:style-name="ce1">
            <text:p>1224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четверг</text:p>
          </table:table-cell>
          <table:table-cell table:number-columns-repeated="8" table:style-name="ce1"/>
          <table:covered-table-cell/>
          <table:covered-table-cell/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156" table:formula="of:=[.Q36]*[.R36]" table:style-name="ce1">
            <text:p>1156</text:p>
          </table:table-cell>
          <table:table-cell office:value-type="float" office:value="1224" table:formula="of:=SUM([.Q36:.S36])" table:style-name="ce1">
            <text:p>1224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пятница</text:p>
          </table:table-cell>
          <table:table-cell table:number-columns-repeated="8" table:style-name="ce1"/>
          <table:covered-table-cell/>
          <table:covered-table-cell/>
          <table:table-cell table:number-columns-repeated="1635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225" table:formula="of:=[.A37]*[.B37]" table:style-name="ce1">
            <text:p>1225</text:p>
          </table:table-cell>
          <table:table-cell office:value-type="float" office:value="1295" table:formula="of:=SUM([.A37:.C37])" table:style-name="ce1">
            <text:p>1295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225" table:formula="of:=[.Q37]*[.R37]" table:style-name="ce1">
            <text:p>1225</text:p>
          </table:table-cell>
          <table:table-cell office:value-type="float" office:value="1295" table:formula="of:=SUM([.Q37:.S37])" table:style-name="ce1">
            <text:p>1295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1296" table:formula="of:=[.A38]*[.B38]" table:style-name="ce1">
            <text:p>1296</text:p>
          </table:table-cell>
          <table:table-cell office:value-type="float" office:value="1368" table:formula="of:=SUM([.A38:.C38])" table:style-name="ce1">
            <text:p>1368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пятница</text:p>
          </table:table-cell>
          <table:table-cell table:number-columns-repeated="2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6" table:style-name="ce1"/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1296" table:formula="of:=[.Q38]*[.R38]" table:style-name="ce1">
            <text:p>1296</text:p>
          </table:table-cell>
          <table:table-cell office:value-type="float" office:value="1368" table:formula="of:=SUM([.Q38:.S38])" table:style-name="ce1">
            <text:p>1368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суббота</text:p>
          </table:table-cell>
          <table:table-cell table:number-columns-repeated="2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1369" table:formula="of:=[.A39]*[.B39]" table:style-name="ce1">
            <text:p>1369</text:p>
          </table:table-cell>
          <table:table-cell office:value-type="float" office:value="1443" table:formula="of:=SUM([.A39:.C39])" table:style-name="ce1">
            <text:p>1443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2" table:style-name="ce1"/>
          <table:covered-table-cell/>
          <table:covered-table-cell/>
          <table:table-cell table:number-columns-repeated="6" table:style-name="ce1"/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1369" table:formula="of:=[.Q39]*[.R39]" table:style-name="ce1">
            <text:p>1369</text:p>
          </table:table-cell>
          <table:table-cell office:value-type="float" office:value="1443" table:formula="of:=SUM([.Q39:.S39])" table:style-name="ce1">
            <text:p>1443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2" table:style-name="ce1"/>
          <table:covered-table-cell/>
          <table:covered-table-cell/>
          <table:table-cell table:number-columns-repeated="16358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1444" table:formula="of:=[.A40]*[.B40]" table:style-name="ce1">
            <text:p>1444</text:p>
          </table:table-cell>
          <table:table-cell office:value-type="float" office:value="1520" table:formula="of:=SUM([.A40:.C40])" table:style-name="ce1">
            <text:p>1520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суббота</text:p>
          </table:table-cell>
          <table:table-cell table:number-columns-repeated="10" table:style-name="ce1"/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1444" table:formula="of:=[.Q40]*[.R40]" table:style-name="ce1">
            <text:p>1444</text:p>
          </table:table-cell>
          <table:table-cell office:value-type="float" office:value="1520" table:formula="of:=SUM([.Q40:.S40])" table:style-name="ce1">
            <text:p>1520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воскресенье</text:p>
          </table:table-cell>
          <table:table-cell table:number-columns-repeated="16362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1521" table:formula="of:=[.A41]*[.B41]" table:style-name="ce1">
            <text:p>1521</text:p>
          </table:table-cell>
          <table:table-cell office:value-type="float" office:value="1599" table:formula="of:=SUM([.A41:.C41])" table:style-name="ce1">
            <text:p>1599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1521" table:formula="of:=[.Q41]*[.R41]" table:style-name="ce1">
            <text:p>1521</text:p>
          </table:table-cell>
          <table:table-cell office:value-type="float" office:value="1599" table:formula="of:=SUM([.Q41:.S41])" table:style-name="ce1">
            <text:p>1599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1600" table:formula="of:=[.A42]*[.B42]" table:style-name="ce1">
            <text:p>1600</text:p>
          </table:table-cell>
          <table:table-cell office:value-type="float" office:value="1680" table:formula="of:=SUM([.A42:.C42])" table:style-name="ce1">
            <text:p>1680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воскресенье</text:p>
          </table:table-cell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4"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1600" table:formula="of:=[.Q42]*[.R42]" table:style-name="ce1">
            <text:p>1600</text:p>
          </table:table-cell>
          <table:table-cell office:value-type="float" office:value="1680" table:formula="of:=SUM([.Q42:.S42])" table:style-name="ce1">
            <text:p>1680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понедельник</text:p>
          </table:table-cell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6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1681" table:formula="of:=[.A43]*[.B43]" table:style-name="ce1">
            <text:p>1681</text:p>
          </table:table-cell>
          <table:table-cell office:value-type="float" office:value="1763" table:formula="of:=SUM([.A43:.C43])" table:style-name="ce1">
            <text:p>1763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4" table:style-name="ce1"/>
          <table:covered-table-cell/>
          <table:covered-table-cell/>
          <table:table-cell table:number-columns-repeated="4" table:style-name="ce1"/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1681" table:formula="of:=[.Q43]*[.R43]" table:style-name="ce1">
            <text:p>1681</text:p>
          </table:table-cell>
          <table:table-cell office:value-type="float" office:value="1763" table:formula="of:=SUM([.Q43:.S43])" table:style-name="ce1">
            <text:p>1763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4" table:style-name="ce1"/>
          <table:covered-table-cell/>
          <table:covered-table-cell/>
          <table:table-cell table:number-columns-repeated="16356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1764" table:formula="of:=[.A44]*[.B44]" table:style-name="ce1">
            <text:p>1764</text:p>
          </table:table-cell>
          <table:table-cell office:value-type="float" office:value="1848" table:formula="of:=SUM([.A44:.C44])" table:style-name="ce1">
            <text:p>1848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понедельник</text:p>
          </table:table-cell>
          <table:table-cell table:number-columns-repeated="10" table:style-name="ce1"/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1764" table:formula="of:=[.Q44]*[.R44]" table:style-name="ce1">
            <text:p>1764</text:p>
          </table:table-cell>
          <table:table-cell office:value-type="float" office:value="1848" table:formula="of:=SUM([.Q44:.S44])" table:style-name="ce1">
            <text:p>1848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втор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1849" table:formula="of:=[.A45]*[.B45]" table:style-name="ce1">
            <text:p>1849</text:p>
          </table:table-cell>
          <table:table-cell office:value-type="float" office:value="1935" table:formula="of:=SUM([.A45:.C45])" table:style-name="ce1">
            <text:p>1935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1849" table:formula="of:=[.Q45]*[.R45]" table:style-name="ce1">
            <text:p>1849</text:p>
          </table:table-cell>
          <table:table-cell office:value-type="float" office:value="1935" table:formula="of:=SUM([.Q45:.S45])" table:style-name="ce1">
            <text:p>1935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1936" table:formula="of:=[.A46]*[.B46]" table:style-name="ce1">
            <text:p>1936</text:p>
          </table:table-cell>
          <table:table-cell office:value-type="float" office:value="2024" table:formula="of:=SUM([.A46:.C46])" table:style-name="ce1">
            <text:p>2024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вторник</text:p>
          </table:table-cell>
          <table:table-cell table:number-columns-repeated="10" table:style-name="ce1"/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1936" table:formula="of:=[.Q46]*[.R46]" table:style-name="ce1">
            <text:p>1936</text:p>
          </table:table-cell>
          <table:table-cell office:value-type="float" office:value="2024" table:formula="of:=SUM([.Q46:.S46])" table:style-name="ce1">
            <text:p>2024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среда</text:p>
          </table:table-cell>
          <table:table-cell table:number-columns-repeated="16362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2025" table:formula="of:=[.A47]*[.B47]" table:style-name="ce1">
            <text:p>2025</text:p>
          </table:table-cell>
          <table:table-cell office:value-type="float" office:value="2115" table:formula="of:=SUM([.A47:.C47])" table:style-name="ce1">
            <text:p>2115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2025" table:formula="of:=[.Q47]*[.R47]" table:style-name="ce1">
            <text:p>2025</text:p>
          </table:table-cell>
          <table:table-cell office:value-type="float" office:value="2115" table:formula="of:=SUM([.Q47:.S47])" table:style-name="ce1">
            <text:p>2115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2116" table:formula="of:=[.A48]*[.B48]" table:style-name="ce1">
            <text:p>2116</text:p>
          </table:table-cell>
          <table:table-cell office:value-type="float" office:value="2208" table:formula="of:=SUM([.A48:.C48])" table:style-name="ce1">
            <text:p>2208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среда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8" table:style-name="ce1"/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2116" table:formula="of:=[.Q48]*[.R48]" table:style-name="ce1">
            <text:p>2116</text:p>
          </table:table-cell>
          <table:table-cell office:value-type="float" office:value="2208" table:formula="of:=SUM([.Q48:.S48])" table:style-name="ce1">
            <text:p>2208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четверг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60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2209" table:formula="of:=[.A49]*[.B49]" table:style-name="ce1">
            <text:p>2209</text:p>
          </table:table-cell>
          <table:table-cell office:value-type="float" office:value="2303" table:formula="of:=SUM([.A49:.C49])" table:style-name="ce1">
            <text:p>2303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covered-table-cell/>
          <table:covered-table-cell/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2209" table:formula="of:=[.Q49]*[.R49]" table:style-name="ce1">
            <text:p>2209</text:p>
          </table:table-cell>
          <table:table-cell office:value-type="float" office:value="2303" table:formula="of:=SUM([.Q49:.S49])" table:style-name="ce1">
            <text:p>2303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covered-table-cell/>
          <table:covered-table-cell/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304" table:formula="of:=[.A50]*[.B50]" table:style-name="ce1">
            <text:p>2304</text:p>
          </table:table-cell>
          <table:table-cell office:value-type="float" office:value="2400" table:formula="of:=SUM([.A50:.C50])" table:style-name="ce1">
            <text:p>2400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четверг</text:p>
          </table:table-cell>
          <table:table-cell table:number-columns-repeated="6" table:style-name="ce1"/>
          <table:covered-table-cell/>
          <table:covered-table-cell/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304" table:formula="of:=[.Q50]*[.R50]" table:style-name="ce1">
            <text:p>2304</text:p>
          </table:table-cell>
          <table:table-cell office:value-type="float" office:value="2400" table:formula="of:=SUM([.Q50:.S50])" table:style-name="ce1">
            <text:p>2400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пятница</text:p>
          </table:table-cell>
          <table:table-cell table:number-columns-repeated="6" table:style-name="ce1"/>
          <table:covered-table-cell/>
          <table:covered-table-cell/>
          <table:table-cell table:number-columns-repeated="1635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2401" table:formula="of:=[.A51]*[.B51]" table:style-name="ce1">
            <text:p>2401</text:p>
          </table:table-cell>
          <table:table-cell office:value-type="float" office:value="2499" table:formula="of:=SUM([.A51:.C51])" table:style-name="ce1">
            <text:p>2499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2401" table:formula="of:=[.Q51]*[.R51]" table:style-name="ce1">
            <text:p>2401</text:p>
          </table:table-cell>
          <table:table-cell office:value-type="float" office:value="2499" table:formula="of:=SUM([.Q51:.S51])" table:style-name="ce1">
            <text:p>2499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2500" table:formula="of:=[.A52]*[.B52]" table:style-name="ce1">
            <text:p>2500</text:p>
          </table:table-cell>
          <table:table-cell office:value-type="float" office:value="2600" table:formula="of:=SUM([.A52:.C52])" table:style-name="ce1">
            <text:p>2600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пятница</text:p>
          </table:table-cell>
          <table:table-cell table:number-columns-repeated="10"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2500" table:formula="of:=[.Q52]*[.R52]" table:style-name="ce1">
            <text:p>2500</text:p>
          </table:table-cell>
          <table:table-cell office:value-type="float" office:value="2600" table:formula="of:=SUM([.Q52:.S52])" table:style-name="ce1">
            <text:p>2600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суббота</text:p>
          </table:table-cell>
          <table:table-cell table:number-columns-repeated="16362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2601" table:formula="of:=[.A53]*[.B53]" table:style-name="ce1">
            <text:p>2601</text:p>
          </table:table-cell>
          <table:table-cell office:value-type="float" office:value="2703" table:formula="of:=SUM([.A53:.C53])" table:style-name="ce1">
            <text:p>2703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2601" table:formula="of:=[.Q53]*[.R53]" table:style-name="ce1">
            <text:p>2601</text:p>
          </table:table-cell>
          <table:table-cell office:value-type="float" office:value="2703" table:formula="of:=SUM([.Q53:.S53])" table:style-name="ce1">
            <text:p>2703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2704" table:formula="of:=[.A54]*[.B54]" table:style-name="ce1">
            <text:p>2704</text:p>
          </table:table-cell>
          <table:table-cell office:value-type="float" office:value="2808" table:formula="of:=SUM([.A54:.C54])" table:style-name="ce1">
            <text:p>2808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суббота</text:p>
          </table:table-cell>
          <table:table-cell table:number-columns-repeated="10" table:style-name="ce1"/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2704" table:formula="of:=[.Q54]*[.R54]" table:style-name="ce1">
            <text:p>2704</text:p>
          </table:table-cell>
          <table:table-cell office:value-type="float" office:value="2808" table:formula="of:=SUM([.Q54:.S54])" table:style-name="ce1">
            <text:p>2808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воскресенье</text:p>
          </table:table-cell>
          <table:table-cell table:number-columns-repeated="16362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2809" table:formula="of:=[.A55]*[.B55]" table:style-name="ce1">
            <text:p>2809</text:p>
          </table:table-cell>
          <table:table-cell office:value-type="float" office:value="2915" table:formula="of:=SUM([.A55:.C55])" table:style-name="ce1">
            <text:p>2915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2809" table:formula="of:=[.Q55]*[.R55]" table:style-name="ce1">
            <text:p>2809</text:p>
          </table:table-cell>
          <table:table-cell office:value-type="float" office:value="2915" table:formula="of:=SUM([.Q55:.S55])" table:style-name="ce1">
            <text:p>2915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2916" table:formula="of:=[.A56]*[.B56]" table:style-name="ce1">
            <text:p>2916</text:p>
          </table:table-cell>
          <table:table-cell office:value-type="float" office:value="3024" table:formula="of:=SUM([.A56:.C56])" table:style-name="ce1">
            <text:p>3024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воскресенье</text:p>
          </table:table-cell>
          <table:table-cell table:number-columns-repeated="10" table:style-name="ce1"/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2916" table:formula="of:=[.Q56]*[.R56]" table:style-name="ce1">
            <text:p>2916</text:p>
          </table:table-cell>
          <table:table-cell office:value-type="float" office:value="3024" table:formula="of:=SUM([.Q56:.S56])" table:style-name="ce1">
            <text:p>3024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понед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3025" table:formula="of:=[.A57]*[.B57]" table:style-name="ce1">
            <text:p>3025</text:p>
          </table:table-cell>
          <table:table-cell office:value-type="float" office:value="3135" table:formula="of:=SUM([.A57:.C57])" table:style-name="ce1">
            <text:p>3135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3025" table:formula="of:=[.Q57]*[.R57]" table:style-name="ce1">
            <text:p>3025</text:p>
          </table:table-cell>
          <table:table-cell office:value-type="float" office:value="3135" table:formula="of:=SUM([.Q57:.S57])" table:style-name="ce1">
            <text:p>3135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3136" table:formula="of:=[.A58]*[.B58]" table:style-name="ce1">
            <text:p>3136</text:p>
          </table:table-cell>
          <table:table-cell office:value-type="float" office:value="3248" table:formula="of:=SUM([.A58:.C58])" table:style-name="ce1">
            <text:p>3248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понедельник</text:p>
          </table:table-cell>
          <table:table-cell table:number-columns-repeated="10" table:style-name="ce1"/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3136" table:formula="of:=[.Q58]*[.R58]" table:style-name="ce1">
            <text:p>3136</text:p>
          </table:table-cell>
          <table:table-cell office:value-type="float" office:value="3248" table:formula="of:=SUM([.Q58:.S58])" table:style-name="ce1">
            <text:p>3248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втор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3249" table:formula="of:=[.A59]*[.B59]" table:style-name="ce1">
            <text:p>3249</text:p>
          </table:table-cell>
          <table:table-cell office:value-type="float" office:value="3363" table:formula="of:=SUM([.A59:.C59])" table:style-name="ce1">
            <text:p>3363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3249" table:formula="of:=[.Q59]*[.R59]" table:style-name="ce1">
            <text:p>3249</text:p>
          </table:table-cell>
          <table:table-cell office:value-type="float" office:value="3363" table:formula="of:=SUM([.Q59:.S59])" table:style-name="ce1">
            <text:p>3363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3364" table:formula="of:=[.A60]*[.B60]" table:style-name="ce1">
            <text:p>3364</text:p>
          </table:table-cell>
          <table:table-cell office:value-type="float" office:value="3480" table:formula="of:=SUM([.A60:.C60])" table:style-name="ce1">
            <text:p>3480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вторник</text:p>
          </table:table-cell>
          <table:table-cell table:number-columns-repeated="10" table:style-name="ce1"/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3364" table:formula="of:=[.Q60]*[.R60]" table:style-name="ce1">
            <text:p>3364</text:p>
          </table:table-cell>
          <table:table-cell office:value-type="float" office:value="3480" table:formula="of:=SUM([.Q60:.S60])" table:style-name="ce1">
            <text:p>3480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среда</text:p>
          </table:table-cell>
          <table:table-cell table:number-columns-repeated="16362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3481" table:formula="of:=[.A61]*[.B61]" table:style-name="ce1">
            <text:p>3481</text:p>
          </table:table-cell>
          <table:table-cell office:value-type="float" office:value="3599" table:formula="of:=SUM([.A61:.C61])" table:style-name="ce1">
            <text:p>3599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3481" table:formula="of:=[.Q61]*[.R61]" table:style-name="ce1">
            <text:p>3481</text:p>
          </table:table-cell>
          <table:table-cell office:value-type="float" office:value="3599" table:formula="of:=SUM([.Q61:.S61])" table:style-name="ce1">
            <text:p>3599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3600" table:formula="of:=[.A62]*[.B62]" table:style-name="ce1">
            <text:p>3600</text:p>
          </table:table-cell>
          <table:table-cell office:value-type="float" office:value="3720" table:formula="of:=SUM([.A62:.C62])" table:style-name="ce1">
            <text:p>3720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среда</text:p>
          </table:table-cell>
          <table:table-cell table:number-columns-repeated="10" table:style-name="ce1"/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3600" table:formula="of:=[.Q62]*[.R62]" table:style-name="ce1">
            <text:p>3600</text:p>
          </table:table-cell>
          <table:table-cell office:value-type="float" office:value="3720" table:formula="of:=SUM([.Q62:.S62])" table:style-name="ce1">
            <text:p>3720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четверг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table:number-columns-repeated="4" table:style-name="ce1"/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office:value-type="string" table:style-name="ce1">
            <text:p>третий</text:p>
          </table:table-cell>
          <table:table-cell office:value-type="string" table:style-name="ce1">
            <text:p>четвертый</text:p>
          </table:table-cell>
          <table:table-cell office:value-type="string" table:style-name="ce1">
            <text:p>пятый</text:p>
          </table:table-cell>
          <table:table-cell office:value-type="string" table:style-name="ce1">
            <text:p>первый</text:p>
          </table:table-cell>
          <table:table-cell office:value-type="string" table:style-name="ce1">
            <text:p>второй</text:p>
          </table:table-cell>
          <table:table-cell table:number-columns-repeated="16356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3721" table:formula="of:=[.A64]*[.B64]" table:style-name="ce1">
            <text:p>3721</text:p>
          </table:table-cell>
          <table:table-cell office:value-type="float" office:value="3843" table:formula="of:=SUM([.A64:.C64])" table:style-name="ce1">
            <text:p>3843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8" table:style-name="ce1"/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3721" table:formula="of:=[.Q64]*[.R64]" table:style-name="ce1">
            <text:p>3721</text:p>
          </table:table-cell>
          <table:table-cell office:value-type="float" office:value="3843" table:formula="of:=SUM([.Q64:.S64])" table:style-name="ce1">
            <text:p>3843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6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3844" table:formula="of:=[.A65]*[.B65]" table:style-name="ce1">
            <text:p>3844</text:p>
          </table:table-cell>
          <table:table-cell office:value-type="float" office:value="3968" table:formula="of:=SUM([.A65:.C65])" table:style-name="ce1">
            <text:p>3968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четверг</text:p>
          </table:table-cell>
          <table:covered-table-cell/>
          <table:covered-table-cell/>
          <table:table-cell table:number-columns-repeated="8" table:style-name="ce1"/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3844" table:formula="of:=[.Q65]*[.R65]" table:style-name="ce1">
            <text:p>3844</text:p>
          </table:table-cell>
          <table:table-cell office:value-type="float" office:value="3968" table:formula="of:=SUM([.Q65:.S65])" table:style-name="ce1">
            <text:p>3968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пятница</text:p>
          </table:table-cell>
          <table:covered-table-cell/>
          <table:covered-table-cell/>
          <table:table-cell table:number-columns-repeated="16360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3969" table:formula="of:=[.A66]*[.B66]" table:style-name="ce1">
            <text:p>3969</text:p>
          </table:table-cell>
          <table:table-cell office:value-type="float" office:value="4095" table:formula="of:=SUM([.A66:.C66])" table:style-name="ce1">
            <text:p>4095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8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3969" table:formula="of:=[.Q66]*[.R66]" table:style-name="ce1">
            <text:p>3969</text:p>
          </table:table-cell>
          <table:table-cell office:value-type="float" office:value="4095" table:formula="of:=SUM([.Q66:.S66])" table:style-name="ce1">
            <text:p>4095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8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4096" table:formula="of:=[.A67]*[.B67]" table:style-name="ce1">
            <text:p>4096</text:p>
          </table:table-cell>
          <table:table-cell office:value-type="float" office:value="4224" table:formula="of:=SUM([.A67:.C67])" table:style-name="ce1">
            <text:p>4224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пятница</text:p>
          </table:table-cell>
          <table:table-cell table:number-columns-repeated="8" table:style-name="ce1"/>
          <table:covered-table-cell/>
          <table:covered-table-cell/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4096" table:formula="of:=[.Q67]*[.R67]" table:style-name="ce1">
            <text:p>4096</text:p>
          </table:table-cell>
          <table:table-cell office:value-type="float" office:value="4224" table:formula="of:=SUM([.Q67:.S67])" table:style-name="ce1">
            <text:p>4224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суббота</text:p>
          </table:table-cell>
          <table:table-cell table:number-columns-repeated="8" table:style-name="ce1"/>
          <table:covered-table-cell/>
          <table:covered-table-cell/>
          <table:table-cell table:number-columns-repeated="1635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225" table:formula="of:=[.A68]*[.B68]" table:style-name="ce1">
            <text:p>4225</text:p>
          </table:table-cell>
          <table:table-cell office:value-type="float" office:value="4355" table:formula="of:=SUM([.A68:.C68])" table:style-name="ce1">
            <text:p>4355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225" table:formula="of:=[.Q68]*[.R68]" table:style-name="ce1">
            <text:p>4225</text:p>
          </table:table-cell>
          <table:table-cell office:value-type="float" office:value="4355" table:formula="of:=SUM([.Q68:.S68])" table:style-name="ce1">
            <text:p>4355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4356" table:formula="of:=[.A69]*[.B69]" table:style-name="ce1">
            <text:p>4356</text:p>
          </table:table-cell>
          <table:table-cell office:value-type="float" office:value="4488" table:formula="of:=SUM([.A69:.C69])" table:style-name="ce1">
            <text:p>4488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суббота</text:p>
          </table:table-cell>
          <table:table-cell table:number-columns-repeated="2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6" table:style-name="ce1"/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4356" table:formula="of:=[.Q69]*[.R69]" table:style-name="ce1">
            <text:p>4356</text:p>
          </table:table-cell>
          <table:table-cell office:value-type="float" office:value="4488" table:formula="of:=SUM([.Q69:.S69])" table:style-name="ce1">
            <text:p>4488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воскресенье</text:p>
          </table:table-cell>
          <table:table-cell table:number-columns-repeated="2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8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4489" table:formula="of:=[.A70]*[.B70]" table:style-name="ce1">
            <text:p>4489</text:p>
          </table:table-cell>
          <table:table-cell office:value-type="float" office:value="4623" table:formula="of:=SUM([.A70:.C70])" table:style-name="ce1">
            <text:p>4623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2" table:style-name="ce1"/>
          <table:covered-table-cell/>
          <table:covered-table-cell/>
          <table:table-cell table:number-columns-repeated="6" table:style-name="ce1"/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4489" table:formula="of:=[.Q70]*[.R70]" table:style-name="ce1">
            <text:p>4489</text:p>
          </table:table-cell>
          <table:table-cell office:value-type="float" office:value="4623" table:formula="of:=SUM([.Q70:.S70])" table:style-name="ce1">
            <text:p>4623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2" table:style-name="ce1"/>
          <table:covered-table-cell/>
          <table:covered-table-cell/>
          <table:table-cell table:number-columns-repeated="16358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4624" table:formula="of:=[.A71]*[.B71]" table:style-name="ce1">
            <text:p>4624</text:p>
          </table:table-cell>
          <table:table-cell office:value-type="float" office:value="4760" table:formula="of:=SUM([.A71:.C71])" table:style-name="ce1">
            <text:p>4760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воскресенье</text:p>
          </table:table-cell>
          <table:table-cell table:number-columns-repeated="10" table:style-name="ce1"/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4624" table:formula="of:=[.Q71]*[.R71]" table:style-name="ce1">
            <text:p>4624</text:p>
          </table:table-cell>
          <table:table-cell office:value-type="float" office:value="4760" table:formula="of:=SUM([.Q71:.S71])" table:style-name="ce1">
            <text:p>4760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понед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4761" table:formula="of:=[.A72]*[.B72]" table:style-name="ce1">
            <text:p>4761</text:p>
          </table:table-cell>
          <table:table-cell office:value-type="float" office:value="4899" table:formula="of:=SUM([.A72:.C72])" table:style-name="ce1">
            <text:p>4899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4761" table:formula="of:=[.Q72]*[.R72]" table:style-name="ce1">
            <text:p>4761</text:p>
          </table:table-cell>
          <table:table-cell office:value-type="float" office:value="4899" table:formula="of:=SUM([.Q72:.S72])" table:style-name="ce1">
            <text:p>4899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4900" table:formula="of:=[.A73]*[.B73]" table:style-name="ce1">
            <text:p>4900</text:p>
          </table:table-cell>
          <table:table-cell office:value-type="float" office:value="5040" table:formula="of:=SUM([.A73:.C73])" table:style-name="ce1">
            <text:p>5040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понедельник</text:p>
          </table:table-cell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4" table:style-name="ce1"/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4900" table:formula="of:=[.Q73]*[.R73]" table:style-name="ce1">
            <text:p>4900</text:p>
          </table:table-cell>
          <table:table-cell office:value-type="float" office:value="5040" table:formula="of:=SUM([.Q73:.S73])" table:style-name="ce1">
            <text:p>5040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вторник</text:p>
          </table:table-cell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6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5041" table:formula="of:=[.A74]*[.B74]" table:style-name="ce1">
            <text:p>5041</text:p>
          </table:table-cell>
          <table:table-cell office:value-type="float" office:value="5183" table:formula="of:=SUM([.A74:.C74])" table:style-name="ce1">
            <text:p>5183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4" table:style-name="ce1"/>
          <table:covered-table-cell/>
          <table:covered-table-cell/>
          <table:table-cell table:number-columns-repeated="4" table:style-name="ce1"/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5041" table:formula="of:=[.Q74]*[.R74]" table:style-name="ce1">
            <text:p>5041</text:p>
          </table:table-cell>
          <table:table-cell office:value-type="float" office:value="5183" table:formula="of:=SUM([.Q74:.S74])" table:style-name="ce1">
            <text:p>5183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4" table:style-name="ce1"/>
          <table:covered-table-cell/>
          <table:covered-table-cell/>
          <table:table-cell table:number-columns-repeated="16356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5184" table:formula="of:=[.A75]*[.B75]" table:style-name="ce1">
            <text:p>5184</text:p>
          </table:table-cell>
          <table:table-cell office:value-type="float" office:value="5328" table:formula="of:=SUM([.A75:.C75])" table:style-name="ce1">
            <text:p>5328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вторник</text:p>
          </table:table-cell>
          <table:table-cell table:number-columns-repeated="10" table:style-name="ce1"/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5184" table:formula="of:=[.Q75]*[.R75]" table:style-name="ce1">
            <text:p>5184</text:p>
          </table:table-cell>
          <table:table-cell office:value-type="float" office:value="5328" table:formula="of:=SUM([.Q75:.S75])" table:style-name="ce1">
            <text:p>5328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среда</text:p>
          </table:table-cell>
          <table:table-cell table:number-columns-repeated="1636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5329" table:formula="of:=[.A76]*[.B76]" table:style-name="ce1">
            <text:p>5329</text:p>
          </table:table-cell>
          <table:table-cell office:value-type="float" office:value="5475" table:formula="of:=SUM([.A76:.C76])" table:style-name="ce1">
            <text:p>5475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5329" table:formula="of:=[.Q76]*[.R76]" table:style-name="ce1">
            <text:p>5329</text:p>
          </table:table-cell>
          <table:table-cell office:value-type="float" office:value="5475" table:formula="of:=SUM([.Q76:.S76])" table:style-name="ce1">
            <text:p>5475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5476" table:formula="of:=[.A77]*[.B77]" table:style-name="ce1">
            <text:p>5476</text:p>
          </table:table-cell>
          <table:table-cell office:value-type="float" office:value="5624" table:formula="of:=SUM([.A77:.C77])" table:style-name="ce1">
            <text:p>5624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среда</text:p>
          </table:table-cell>
          <table:table-cell table:number-columns-repeated="10" table:style-name="ce1"/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5476" table:formula="of:=[.Q77]*[.R77]" table:style-name="ce1">
            <text:p>5476</text:p>
          </table:table-cell>
          <table:table-cell office:value-type="float" office:value="5624" table:formula="of:=SUM([.Q77:.S77])" table:style-name="ce1">
            <text:p>5624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четверг</text:p>
          </table:table-cell>
          <table:table-cell table:number-columns-repeated="16362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5625" table:formula="of:=[.A78]*[.B78]" table:style-name="ce1">
            <text:p>5625</text:p>
          </table:table-cell>
          <table:table-cell office:value-type="float" office:value="5775" table:formula="of:=SUM([.A78:.C78])" table:style-name="ce1">
            <text:p>5775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5625" table:formula="of:=[.Q78]*[.R78]" table:style-name="ce1">
            <text:p>5625</text:p>
          </table:table-cell>
          <table:table-cell office:value-type="float" office:value="5775" table:formula="of:=SUM([.Q78:.S78])" table:style-name="ce1">
            <text:p>5775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5776" table:formula="of:=[.A79]*[.B79]" table:style-name="ce1">
            <text:p>5776</text:p>
          </table:table-cell>
          <table:table-cell office:value-type="float" office:value="5928" table:formula="of:=SUM([.A79:.C79])" table:style-name="ce1">
            <text:p>5928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четверг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8" table:style-name="ce1"/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5776" table:formula="of:=[.Q79]*[.R79]" table:style-name="ce1">
            <text:p>5776</text:p>
          </table:table-cell>
          <table:table-cell office:value-type="float" office:value="5928" table:formula="of:=SUM([.Q79:.S79])" table:style-name="ce1">
            <text:p>5928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пятница</text:p>
          </table:table-cell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60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5929" table:formula="of:=[.A80]*[.B80]" table:style-name="ce1">
            <text:p>5929</text:p>
          </table:table-cell>
          <table:table-cell office:value-type="float" office:value="6083" table:formula="of:=SUM([.A80:.C80])" table:style-name="ce1">
            <text:p>6083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covered-table-cell/>
          <table:covered-table-cell/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2" table:style-name="ce1"/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5929" table:formula="of:=[.Q80]*[.R80]" table:style-name="ce1">
            <text:p>5929</text:p>
          </table:table-cell>
          <table:table-cell office:value-type="float" office:value="6083" table:formula="of:=SUM([.Q80:.S80])" table:style-name="ce1">
            <text:p>6083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covered-table-cell/>
          <table:covered-table-cell/>
          <table:table-cell table:number-columns-repeated="4" table:style-name="ce1"/>
          <table:table-cell office:value-type="string" table:number-columns-spanned="2" table:number-rows-spanned="2" table:style-name="ce2">
            <text:p>Ячейки объединены</text:p>
          </table:table-cell>
          <table:covered-table-cell/>
          <table:table-cell table:number-columns-repeated="16354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6084" table:formula="of:=[.A81]*[.B81]" table:style-name="ce1">
            <text:p>6084</text:p>
          </table:table-cell>
          <table:table-cell office:value-type="float" office:value="6240" table:formula="of:=SUM([.A81:.C81])" table:style-name="ce1">
            <text:p>6240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пятница</text:p>
          </table:table-cell>
          <table:table-cell table:number-columns-repeated="6" table:style-name="ce1"/>
          <table:covered-table-cell/>
          <table:covered-table-cell/>
          <table:table-cell table:number-columns-repeated="2" table:style-name="ce1"/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6084" table:formula="of:=[.Q81]*[.R81]" table:style-name="ce1">
            <text:p>6084</text:p>
          </table:table-cell>
          <table:table-cell office:value-type="float" office:value="6240" table:formula="of:=SUM([.Q81:.S81])" table:style-name="ce1">
            <text:p>6240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суббота</text:p>
          </table:table-cell>
          <table:table-cell table:number-columns-repeated="6" table:style-name="ce1"/>
          <table:covered-table-cell/>
          <table:covered-table-cell/>
          <table:table-cell table:number-columns-repeated="1635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6241" table:formula="of:=[.A82]*[.B82]" table:style-name="ce1">
            <text:p>6241</text:p>
          </table:table-cell>
          <table:table-cell office:value-type="float" office:value="6399" table:formula="of:=SUM([.A82:.C82])" table:style-name="ce1">
            <text:p>6399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6241" table:formula="of:=[.Q82]*[.R82]" table:style-name="ce1">
            <text:p>6241</text:p>
          </table:table-cell>
          <table:table-cell office:value-type="float" office:value="6399" table:formula="of:=SUM([.Q82:.S82])" table:style-name="ce1">
            <text:p>6399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6400" table:formula="of:=[.A83]*[.B83]" table:style-name="ce1">
            <text:p>6400</text:p>
          </table:table-cell>
          <table:table-cell office:value-type="float" office:value="6560" table:formula="of:=SUM([.A83:.C83])" table:style-name="ce1">
            <text:p>6560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суббота</text:p>
          </table:table-cell>
          <table:table-cell table:number-columns-repeated="10" table:style-name="ce1"/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6400" table:formula="of:=[.Q83]*[.R83]" table:style-name="ce1">
            <text:p>6400</text:p>
          </table:table-cell>
          <table:table-cell office:value-type="float" office:value="6560" table:formula="of:=SUM([.Q83:.S83])" table:style-name="ce1">
            <text:p>6560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воскресенье</text:p>
          </table:table-cell>
          <table:table-cell table:number-columns-repeated="16362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6561" table:formula="of:=[.A84]*[.B84]" table:style-name="ce1">
            <text:p>6561</text:p>
          </table:table-cell>
          <table:table-cell office:value-type="float" office:value="6723" table:formula="of:=SUM([.A84:.C84])" table:style-name="ce1">
            <text:p>6723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6561" table:formula="of:=[.Q84]*[.R84]" table:style-name="ce1">
            <text:p>6561</text:p>
          </table:table-cell>
          <table:table-cell office:value-type="float" office:value="6723" table:formula="of:=SUM([.Q84:.S84])" table:style-name="ce1">
            <text:p>6723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6724" table:formula="of:=[.A85]*[.B85]" table:style-name="ce1">
            <text:p>6724</text:p>
          </table:table-cell>
          <table:table-cell office:value-type="float" office:value="6888" table:formula="of:=SUM([.A85:.C85])" table:style-name="ce1">
            <text:p>6888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воскресенье</text:p>
          </table:table-cell>
          <table:table-cell table:number-columns-repeated="10" table:style-name="ce1"/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6724" table:formula="of:=[.Q85]*[.R85]" table:style-name="ce1">
            <text:p>6724</text:p>
          </table:table-cell>
          <table:table-cell office:value-type="float" office:value="6888" table:formula="of:=SUM([.Q85:.S85])" table:style-name="ce1">
            <text:p>6888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понед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6889" table:formula="of:=[.A86]*[.B86]" table:style-name="ce1">
            <text:p>6889</text:p>
          </table:table-cell>
          <table:table-cell office:value-type="float" office:value="7055" table:formula="of:=SUM([.A86:.C86])" table:style-name="ce1">
            <text:p>7055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6889" table:formula="of:=[.Q86]*[.R86]" table:style-name="ce1">
            <text:p>6889</text:p>
          </table:table-cell>
          <table:table-cell office:value-type="float" office:value="7055" table:formula="of:=SUM([.Q86:.S86])" table:style-name="ce1">
            <text:p>7055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7056" table:formula="of:=[.A87]*[.B87]" table:style-name="ce1">
            <text:p>7056</text:p>
          </table:table-cell>
          <table:table-cell office:value-type="float" office:value="7224" table:formula="of:=SUM([.A87:.C87])" table:style-name="ce1">
            <text:p>7224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понедельник</text:p>
          </table:table-cell>
          <table:table-cell table:number-columns-repeated="10" table:style-name="ce1"/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7056" table:formula="of:=[.Q87]*[.R87]" table:style-name="ce1">
            <text:p>7056</text:p>
          </table:table-cell>
          <table:table-cell office:value-type="float" office:value="7224" table:formula="of:=SUM([.Q87:.S87])" table:style-name="ce1">
            <text:p>7224</text:p>
          </table:table-cell>
          <table:table-cell office:value-type="string" table:style-name="ce1">
            <text:p>декабрь</text:p>
          </table:table-cell>
          <table:table-cell office:value-type="string" table:style-name="ce1">
            <text:p>втор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7225" table:formula="of:=[.A88]*[.B88]" table:style-name="ce1">
            <text:p>7225</text:p>
          </table:table-cell>
          <table:table-cell office:value-type="float" office:value="7395" table:formula="of:=SUM([.A88:.C88])" table:style-name="ce1">
            <text:p>7395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7225" table:formula="of:=[.Q88]*[.R88]" table:style-name="ce1">
            <text:p>7225</text:p>
          </table:table-cell>
          <table:table-cell office:value-type="float" office:value="7395" table:formula="of:=SUM([.Q88:.S88])" table:style-name="ce1">
            <text:p>7395</text:p>
          </table:table-cell>
          <table:table-cell office:value-type="string" table:style-name="ce1">
            <text:p>январь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7396" table:formula="of:=[.A89]*[.B89]" table:style-name="ce1">
            <text:p>7396</text:p>
          </table:table-cell>
          <table:table-cell office:value-type="float" office:value="7568" table:formula="of:=SUM([.A89:.C89])" table:style-name="ce1">
            <text:p>7568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вторник</text:p>
          </table:table-cell>
          <table:table-cell table:number-columns-repeated="10" table:style-name="ce1"/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7396" table:formula="of:=[.Q89]*[.R89]" table:style-name="ce1">
            <text:p>7396</text:p>
          </table:table-cell>
          <table:table-cell office:value-type="float" office:value="7568" table:formula="of:=SUM([.Q89:.S89])" table:style-name="ce1">
            <text:p>7568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среда</text:p>
          </table:table-cell>
          <table:table-cell table:number-columns-repeated="16362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7569" table:formula="of:=[.A90]*[.B90]" table:style-name="ce1">
            <text:p>7569</text:p>
          </table:table-cell>
          <table:table-cell office:value-type="float" office:value="7743" table:formula="of:=SUM([.A90:.C90])" table:style-name="ce1">
            <text:p>7743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7569" table:formula="of:=[.Q90]*[.R90]" table:style-name="ce1">
            <text:p>7569</text:p>
          </table:table-cell>
          <table:table-cell office:value-type="float" office:value="7743" table:formula="of:=SUM([.Q90:.S90])" table:style-name="ce1">
            <text:p>7743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7744" table:formula="of:=[.A91]*[.B91]" table:style-name="ce1">
            <text:p>7744</text:p>
          </table:table-cell>
          <table:table-cell office:value-type="float" office:value="7920" table:formula="of:=SUM([.A91:.C91])" table:style-name="ce1">
            <text:p>7920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среда</text:p>
          </table:table-cell>
          <table:table-cell table:number-columns-repeated="10" table:style-name="ce1"/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7744" table:formula="of:=[.Q91]*[.R91]" table:style-name="ce1">
            <text:p>7744</text:p>
          </table:table-cell>
          <table:table-cell office:value-type="float" office:value="7920" table:formula="of:=SUM([.Q91:.S91])" table:style-name="ce1">
            <text:p>7920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четверг</text:p>
          </table:table-cell>
          <table:table-cell table:number-columns-repeated="16362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7921" table:formula="of:=[.A92]*[.B92]" table:style-name="ce1">
            <text:p>7921</text:p>
          </table:table-cell>
          <table:table-cell office:value-type="float" office:value="8099" table:formula="of:=SUM([.A92:.C92])" table:style-name="ce1">
            <text:p>8099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0" table:style-name="ce1"/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7921" table:formula="of:=[.Q92]*[.R92]" table:style-name="ce1">
            <text:p>7921</text:p>
          </table:table-cell>
          <table:table-cell office:value-type="float" office:value="8099" table:formula="of:=SUM([.Q92:.S92])" table:style-name="ce1">
            <text:p>8099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понелельник</text:p>
          </table:table-cell>
          <table:table-cell table:number-columns-repeated="16362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8100" table:formula="of:=[.A93]*[.B93]" table:style-name="ce1">
            <text:p>8100</text:p>
          </table:table-cell>
          <table:table-cell office:value-type="float" office:value="8280" table:formula="of:=SUM([.A93:.C93])" table:style-name="ce1">
            <text:p>8280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четверг</text:p>
          </table:table-cell>
          <table:table-cell table:number-columns-repeated="10" table:style-name="ce1"/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8100" table:formula="of:=[.Q93]*[.R93]" table:style-name="ce1">
            <text:p>8100</text:p>
          </table:table-cell>
          <table:table-cell office:value-type="float" office:value="8280" table:formula="of:=SUM([.Q93:.S93])" table:style-name="ce1">
            <text:p>8280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пятница</text:p>
          </table:table-cell>
          <table:table-cell table:number-columns-repeated="16362" table:style-name="ce1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Anton Petrov</meta:initial-creator>
    <dc:creator>Anton Petrov</dc:creator>
    <meta:creation-date>2020-02-27T19:24:37Z</meta:creation-date>
    <dc:date>2021-01-05T12:06:05Z</dc:date>
  </office:meta>
</office:document-meta>
</file>